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IÓN Y CONCLUSIONES</text:p>
      <text:p text:style-name="P2"/>
      <text:p text:style-name="P2"><text:tab/>Resumiendo la práctica actual, hemos comenzado midiendo dos resistencias con el polímetro y calculando el error cometido por el fabricante. </text:p>
      <text:p text:style-name="P2"><text:tab/>A continuación, hemos montado el divisor de tensión para calcular experimentalmente Vout, el cual ha salido bastante parecido al valor simulado/calculado. Cuando se ha conectado el condensador en paralelo a la resistencia R2, este se carga rápidamente y actúa como un cable abierto, originando un comportamiento en el circuito igual al anterior, por lo que Vout coincide en valor.</text:p>
      <text:p text:style-name="P2"><text:tab/>De seguido, se ha intercambiado el condensador por una resistencia R3 de carga variable para calcular la tensión de Thevenin y la corriente de Norton. Las mediciones de las corrientes resultantes por la rama de R3 se han realizado con el polímetro, lo que ha ocasionado que cuando la resistencia se redujo lo suficiente, la resistencia R3 era del orden de la resistencia del propio polímetro, y por consiguiente, los valores de las intensidades se distanciaban bastante de la simulación y del cálculo teórico. </text:p>
      <text:p text:style-name="P2"><text:tab/>No obstante, cuando se ha calculado la intensidad como el cociente entre Vout y cada una de las resistencias con que ha ido variando R3, esta era mucho más parecida a la teórica, obteniendo un resultado mucho más f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Santorum</meta:initial-creator>
    <meta:creation-date>2017-10-21T00:07:16.22</meta:creation-date>
    <meta:document-statistic meta:table-count="0" meta:image-count="0" meta:object-count="0" meta:page-count="1" meta:paragraph-count="5" meta:word-count="205" meta:character-count="1278"/>
    <dc:date>2017-10-21T00:27:14.35</dc:date>
    <dc:creator>Alejandro Santorum</dc:creator>
    <meta:editing-duration>PT4M32S</meta:editing-duration>
    <meta:editing-cycles>1</meta:editing-cycles>
    <meta:generator>OpenOffice/4.1.3$Win32 OpenOffice.org_project/413m1$Build-9783</meta:generator>
  </office:meta>
</office:document-meta>
</file>